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fo:font-size="16pt" style:text-underline-style="solid" style:text-underline-width="auto" style:text-underline-color="font-color" fo:font-weight="bold" officeooo:rsid="0002ebfe" officeooo:paragraph-rsid="0002ebfe" style:font-name-asian="Liberation Sans" style:font-size-asian="14pt" style:font-weight-asian="bold" style:font-size-complex="16pt" style:font-weight-complex="bold"/>
    </style:style>
    <style:style style:name="P2" style:family="paragraph" style:parent-style-name="Preformatted_20_Text">
      <style:text-properties style:font-name="Liberation Sans" fo:font-size="16pt" style:text-underline-style="solid" style:text-underline-width="auto" style:text-underline-color="font-color" fo:font-weight="bold" officeooo:rsid="0002ebfe" officeooo:paragraph-rsid="000e9f23" style:font-name-asian="Liberation Sans" style:font-size-asian="14pt" style:font-weight-asian="bold" style:font-size-complex="16pt" style:font-weight-complex="bold"/>
    </style:style>
    <style:style style:name="P3" style:family="paragraph" style:parent-style-name="Preformatted_20_Text">
      <style:text-properties style:font-name="Liberation Sans" fo:font-size="18pt" style:text-underline-style="none" fo:font-weight="bold" officeooo:rsid="0002ebfe" officeooo:paragraph-rsid="0002ebfe" style:font-name-asian="Liberation Sans" style:font-size-asian="18pt" style:font-weight-asian="bold" style:font-size-complex="18pt" style:font-weight-complex="bold"/>
    </style:style>
    <style:style style:name="P4" style:family="paragraph" style:parent-style-name="Preformatted_20_Text">
      <style:text-properties style:font-name="Liberation Sans" fo:font-size="18pt" style:text-underline-style="none" fo:font-weight="bold" officeooo:rsid="0002ebfe" officeooo:paragraph-rsid="000e9f23" style:font-name-asian="Liberation Sans" style:font-size-asian="18pt" style:font-weight-asian="bold" style:font-size-complex="18pt" style:font-weight-complex="bold"/>
    </style:style>
    <style:style style:name="P5" style:family="paragraph" style:parent-style-name="Preformatted_20_Text">
      <style:text-properties style:font-name="Liberation Sans" fo:font-size="18pt" style:text-underline-style="none" fo:font-weight="bold" officeooo:rsid="0002ebfe" officeooo:paragraph-rsid="0002ebfe" style:font-name-asian="Noto Serif CJK SC" style:font-size-asian="18pt" style:font-weight-asian="bold" style:font-size-complex="18pt" style:font-weight-complex="bold"/>
    </style:style>
    <style:style style:name="P6" style:family="paragraph" style:parent-style-name="Preformatted_20_Text">
      <style:text-properties style:font-name="Liberation Sans" fo:font-size="18pt" style:text-underline-style="solid" style:text-underline-width="auto" style:text-underline-color="font-color" fo:font-weight="bold" officeooo:rsid="0002a421" officeooo:paragraph-rsid="0002a421" style:font-name-asian="Liberation Sans" style:font-size-asian="18pt" style:font-weight-asian="bold" style:font-size-complex="18pt" style:font-weight-complex="bold"/>
    </style:style>
    <style:style style:name="P7" style:family="paragraph" style:parent-style-name="Preformatted_20_Text">
      <style:text-properties style:font-name="Liberation Sans" fo:font-size="18pt" style:text-underline-style="solid" style:text-underline-width="auto" style:text-underline-color="font-color" fo:font-weight="bold" officeooo:rsid="0002ebfe" officeooo:paragraph-rsid="0002ebfe" style:font-name-asian="Liberation Sans" style:font-size-asian="18pt" style:font-weight-asian="bold" style:font-size-complex="18pt" style:font-weight-complex="bold"/>
    </style:style>
    <style:style style:name="P8" style:family="paragraph" style:parent-style-name="Preformatted_20_Text">
      <style:text-properties style:font-name="Liberation Sans" fo:font-size="18pt" style:text-underline-style="solid" style:text-underline-width="auto" style:text-underline-color="font-color" fo:font-weight="bold" officeooo:rsid="0002ebfe" officeooo:paragraph-rsid="000e9f23" style:font-name-asian="Liberation Sans" style:font-size-asian="18pt" style:font-weight-asian="bold" style:font-size-complex="18pt" style:font-weight-complex="bold"/>
    </style:style>
    <style:style style:name="P9" style:family="paragraph" style:parent-style-name="Preformatted_20_Text">
      <style:text-properties officeooo:paragraph-rsid="0004ae8e"/>
    </style:style>
    <style:style style:name="P10" style:family="paragraph" style:parent-style-name="Preformatted_20_Text">
      <style:text-properties fo:color="#000000" style:font-name="Liberation Sans" fo:font-size="18pt" style:text-underline-style="none" fo:font-weight="bold" officeooo:rsid="00062764" officeooo:paragraph-rsid="00062764" style:font-name-asian="Liberation Sans" style:font-size-asian="18pt" style:font-weight-asian="bold" style:font-size-complex="18pt" style:font-weight-complex="bold"/>
    </style:style>
    <style:style style:name="P11" style:family="paragraph" style:parent-style-name="Preformatted_20_Text">
      <style:text-properties fo:color="#000000" style:font-name="Liberation Sans" fo:font-size="18pt" style:text-underline-style="none" fo:font-weight="bold" officeooo:rsid="0002ebfe" officeooo:paragraph-rsid="0002ebfe" style:font-name-asian="Noto Serif CJK SC" style:font-size-asian="18pt" style:font-weight-asian="bold" style:font-size-complex="18pt" style:font-weight-complex="bold"/>
    </style:style>
    <style:style style:name="P12" style:family="paragraph" style:parent-style-name="Preformatted_20_Text">
      <style:text-properties fo:color="#000000" style:font-name="Liberation Sans" fo:font-size="18pt" style:text-underline-style="none" fo:font-weight="bold" officeooo:rsid="00062764" officeooo:paragraph-rsid="00062764" style:font-name-asian="Noto Serif CJK SC" style:font-size-asian="18pt" style:font-weight-asian="bold" style:font-size-complex="18pt" style:font-weight-complex="bold"/>
    </style:style>
    <style:style style:name="P13" style:family="paragraph" style:parent-style-name="Preformatted_20_Text">
      <style:text-properties fo:color="#c9211e" style:font-name="Liberation Sans" fo:font-size="18pt" style:text-underline-style="none" fo:font-weight="bold" officeooo:rsid="0002ebfe" officeooo:paragraph-rsid="0002ebfe" style:font-name-asian="Noto Serif CJK SC" style:font-size-asian="18pt" style:font-weight-asian="bold" style:font-size-complex="18pt" style:font-weight-complex="bold"/>
    </style:style>
    <style:style style:name="P14" style:family="paragraph" style:parent-style-name="Preformatted_20_Text">
      <style:text-properties officeooo:rsid="000cb7b8" officeooo:paragraph-rsid="000cb7b8"/>
    </style:style>
    <style:style style:name="P15" style:family="paragraph" style:parent-style-name="Preformatted_20_Text">
      <style:text-properties fo:font-style="normal" fo:font-weight="bold" officeooo:rsid="000cb7b8" officeooo:paragraph-rsid="000cb7b8" style:font-style-asian="normal" style:font-weight-asian="bold" style:font-style-complex="normal" style:font-weight-complex="bold"/>
    </style:style>
    <style:style style:name="P16" style:family="paragraph" style:parent-style-name="Preformatted_20_Text">
      <style:text-properties officeooo:paragraph-rsid="000e9f23"/>
    </style:style>
    <style:style style:name="P17" style:family="paragraph" style:parent-style-name="Preformatted_20_Text">
      <style:text-properties style:font-name="Liberation Sans" fo:font-size="18pt" style:text-underline-style="none" fo:font-weight="bold" officeooo:rsid="0002ebfe" officeooo:paragraph-rsid="000e9f23" style:font-name-asian="Liberation Sans" style:font-size-asian="18pt" style:font-weight-asian="bold" style:font-size-complex="18pt" style:font-weight-complex="bold"/>
    </style:style>
    <style:style style:name="P18" style:family="paragraph">
      <style:paragraph-properties style:writing-mode="lr-tb"/>
    </style:style>
    <style:style style:name="P19" style:family="paragraph">
      <loext:graphic-properties draw:fill="solid" draw:fill-color="#eeeeee"/>
      <style:paragraph-properties style:writing-mode="lr-tb"/>
      <style:text-properties fo:color="#c9211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color="#c9211e"/>
    </style:style>
    <style:style style:name="T2" style:family="text">
      <style:text-properties fo:color="#c9211e" style:font-name="Noto Serif CJK SC" fo:font-size="18pt" fo:font-style="normal" fo:font-weight="bold" style:font-name-asian="Noto Serif CJK SC" style:font-size-asian="18pt" style:font-style-asian="normal" style:font-weight-asian="bold"/>
    </style:style>
    <style:style style:name="T3" style:family="text">
      <style:text-properties fo:color="#c9211e" style:font-name-asian="Noto Serif CJK SC"/>
    </style:style>
    <style:style style:name="T4" style:family="text">
      <style:text-properties fo:color="#c9211e" fo:font-size="16pt" fo:font-weight="normal" style:font-name-asian="Noto Serif CJK SC" style:font-size-asian="16pt" style:font-weight-asian="normal" style:font-size-complex="16pt" style:font-weight-complex="normal"/>
    </style:style>
    <style:style style:name="T5" style:family="text">
      <style:text-properties fo:color="#2a6099" style:font-name="Liberation Sans" fo:font-size="18pt" style:text-underline-style="none" fo:font-weight="bold" officeooo:rsid="0002ebfe" style:font-name-asian="Noto Serif CJK SC" style:font-size-asian="18pt" style:font-weight-asian="bold" style:font-size-complex="18pt" style:font-weight-complex="bold"/>
    </style:style>
    <style:style style:name="T6" style:family="text">
      <style:text-properties style:font-name="Liberation Sans" fo:font-size="18pt" style:text-underline-style="none" fo:font-weight="bold" officeooo:rsid="0002ebfe" style:font-name-asian="Liberation Sans" style:font-size-asian="18pt" style:font-weight-asian="bold" style:font-size-complex="18pt" style:font-weight-complex="bold"/>
    </style:style>
    <style:style style:name="T7" style:family="text">
      <style:text-properties style:font-name="Liberation Sans" fo:font-size="18pt" style:text-underline-style="none" fo:font-weight="bold" officeooo:rsid="0002ebfe" style:font-name-asian="Noto Serif CJK SC" style:font-size-asian="18pt" style:font-weight-asian="bold" style:font-size-complex="18pt" style:font-weight-complex="bold"/>
    </style:style>
    <style:style style:name="T8" style:family="text">
      <style:text-properties style:font-name="Liberation Sans" fo:font-size="18pt" style:text-underline-style="none" fo:font-weight="bold" officeooo:rsid="00062764" style:font-name-asian="Noto Serif CJK SC" style:font-size-asian="18pt" style:font-weight-asian="bold" style:font-size-complex="18pt" style:font-weight-complex="bold"/>
    </style:style>
    <style:style style:name="T9" style:family="text">
      <style:text-properties style:font-name="Liberation Sans" fo:font-size="18pt" style:text-underline-style="none" style:font-name-asian="Noto Serif CJK SC" style:font-size-asian="18pt" style:font-name-complex="Liberation Mono" style:font-size-complex="18pt"/>
    </style:style>
    <style:style style:name="T10" style:family="text">
      <style:text-properties style:font-name="Liberation Sans" fo:font-size="18pt" style:text-underline-style="none" officeooo:rsid="000cb7b8" style:font-name-asian="Noto Serif CJK SC" style:font-size-asian="18pt" style:font-name-complex="Liberation Mono" style:font-size-complex="18pt"/>
    </style:style>
    <style:style style:name="T11" style:family="text">
      <style:text-properties style:font-name="Liberation Sans" fo:font-size="18pt" fo:font-style="italic" style:text-underline-style="none" fo:font-weight="normal" style:font-name-asian="Noto Serif CJK SC" style:font-size-asian="18pt" style:font-style-asian="italic" style:font-weight-asian="normal" style:font-name-complex="Liberation Mono" style:font-size-complex="18pt" style:font-style-complex="italic" style:font-weight-complex="normal"/>
    </style:style>
    <style:style style:name="T12" style:family="text">
      <style:text-properties style:font-name="Liberation Sans" fo:font-size="18pt" fo:font-style="italic" style:text-underline-style="none" fo:font-weight="normal" officeooo:rsid="000cb7b8" style:font-name-asian="Noto Serif CJK SC" style:font-size-asian="18pt" style:font-style-asian="italic" style:font-weight-asian="normal" style:font-name-complex="Liberation Mono" style:font-size-complex="18pt" style:font-style-complex="italic" style:font-weight-complex="normal"/>
    </style:style>
    <style:style style:name="T13" style:family="text">
      <style:text-properties style:font-name-asian="Noto Serif CJK SC"/>
    </style:style>
    <style:style style:name="T14" style:family="text">
      <style:text-properties fo:font-size="16pt" fo:font-weight="normal" style:font-name-asian="Noto Serif CJK SC" style:font-size-asian="16pt" style:font-weight-asian="normal" style:font-size-complex="16pt" style:font-weight-complex="normal"/>
    </style:style>
    <style:style style:name="T15" style:family="text">
      <style:text-properties fo:color="#000000" style:font-name="Noto Serif CJK SC" fo:font-size="18pt" fo:font-style="normal" fo:font-weight="bold" style:font-name-asian="Noto Serif CJK SC" style:font-size-asian="18pt" style:font-style-asian="normal" style:font-weight-asian="bold"/>
    </style:style>
    <style:style style:name="T16" style:family="text">
      <style:text-properties fo:color="#000000" style:font-name="Liberation Sans" fo:font-size="18pt" style:text-underline-style="none" fo:font-weight="bold" officeooo:rsid="0002ebfe" style:font-name-asian="Noto Serif CJK SC" style:font-size-asian="18pt" style:font-weight-asian="bold" style:font-size-complex="18pt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color="#c9211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color="#0000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color="#0000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color="#000000" fo:font-size="18pt" fo:font-style="normal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color="#000000" fo:font-size="18pt" fo:font-style="italic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23" style:family="text">
      <style:text-properties fo:color="#2a6099" fo:font-size="18pt" fo:font-style="normal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color="#c9211e" fo:font-size="18pt" fo:font-style="normal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gr1" style:family="graphic">
      <style:graphic-properties draw:stroke="dash" draw:stroke-dash="Long_20_Dash" svg:stroke-width="0.0201in" svg:stroke-color="#666666" draw:marker-start-width="0.1701in" draw:marker-end-width="0.1701in" svg:stroke-linecap="round" draw:fill="solid" draw:fill-color="#eeeeee" fo:min-height="10.411in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text:anchor-type="paragraph" draw:z-index="0" draw:name="Shape1_3" draw:style-name="gr1" draw:text-style-name="P19" svg:width="3.0925in" svg:height="10.4323in" svg:x="4.3874in" svg:y="-0.1417in"><draw:text-box><text:p text:style-name="P18"><text:span text:style-name="T18">これ </text:span><text:span text:style-name="T19">: kore :</text:span></text:p><text:p text:style-name="P18"><text:span text:style-name="T20">Pour désigner un objet près de soi.</text:span></text:p><text:p text:style-name="P18"><text:span text:style-name="T18"><text:line-break/></text:span><text:span text:style-name="T18">それ </text:span><text:span text:style-name="T19">: sore : </text:span></text:p><text:p text:style-name="P18"><text:span text:style-name="T20">Pour désigner un object près de la personne à qui on parle.</text:span></text:p><text:p text:style-name="P18"><text:span text:style-name="T18"><text:line-break/></text:span><text:span text:style-name="T18">あれ</text:span><text:span text:style-name="T21"> </text:span><text:span text:style-name="T21">: are : </text:span></text:p><text:p text:style-name="P18"><text:span text:style-name="T22">Pour désigner un objet qui est loin</text:span></text:p><text:p text:style-name="P18"><text:span text:style-name="T22"/></text:p><text:p text:style-name="P18"><text:span text:style-name="T23">鍵</text:span><text:span text:style-name="T21">: </text:span><text:span text:style-name="T21">かぎ </text:span><text:span text:style-name="T21">: </text:span><text:span text:style-name="T22">‘kagi’ = la clé</text:span></text:p><text:p text:style-name="P18"><text:span text:style-name="T22"/></text:p><text:p text:style-name="P18"><text:span text:style-name="T24">違</text:span><text:span text:style-name="T21">: </text:span><text:span text:style-name="T21">ちが</text:span><text:span text:style-name="T21">: </text:span><text:span text:style-name="T22">‘chiga’ = faux</text:span></text:p><text:p text:style-name="P18"><text:span text:style-name="T22"/></text:p><text:p text:style-name="P18"><text:span text:style-name="T24">車</text:span><text:span text:style-name="T21"> </text:span><text:span text:style-name="T21">: </text:span><text:span text:style-name="T21">くるま </text:span><text:span text:style-name="T21">: <text:s/>‘</text:span><text:span text:style-name="T22">kuruma’ = la voiture</text:span></text:p><text:p text:style-name="P18"><text:span text:style-name="T22"/></text:p><text:p text:style-name="P18"><text:span text:style-name="T21">うち </text:span><text:span text:style-name="T21">: </text:span><text:span text:style-name="T22">‘uchi’ = la maison</text:span></text:p><text:p text:style-name="P18"><text:span text:style-name="T22"/></text:p><text:p text:style-name="P18"><text:span text:style-name="T21">ノート </text:span><text:span text:style-name="T21">: </text:span><text:span text:style-name="T22">‘nôto’ = le cahier</text:span><text:span text:style-name="T21"> </text:span></text:p><text:p text:style-name="P18"><text:span text:style-name="T21"/></text:p><text:p text:style-name="P18"><text:span text:style-name="T21">カメラ </text:span><text:span text:style-name="T21">: </text:span><text:span text:style-name="T22">‘kamera’ = appareil photo</text:span></text:p><text:p text:style-name="P18"><text:span text:style-name="T22"/></text:p><text:p text:style-name="P18"><text:span text:style-name="T21">この・その・あの </text:span><text:span text:style-name="T21">: </text:span><text:span text:style-name="T22">‘kono / sono / ano’ = pareil que </text:span></text:p><text:p text:style-name="P18"><text:span text:style-name="T22">‘</text:span><text:span text:style-name="T22">これ・それ・あれ’</text:span></text:p><text:p text:style-name="P18"><text:span text:style-name="T22">mais doit être suivi d’un nom </text:span></text:p><text:p text:style-name="P18"><text:span text:style-name="T22"/></text:p><text:p text:style-name="P18"><text:span text:style-name="T22"/></text:p></draw:text-box></draw:frame>Leçon 2</text:p>
      <text:p text:style-name="P6"/>
      <text:p text:style-name="P7">1.</text:p>
      <text:p text:style-name="P1"/>
      <text:p text:style-name="P9"><text:span text:style-name="T6">a.<text:tab/></text:span><text:span text:style-name="T2">これ</text:span><text:span text:style-name="T7">は</text:span><text:span text:style-name="T5">鍵</text:span><text:span text:style-name="T7">です</text:span><text:span text:style-name="T8">か？</text:span></text:p>
      <text:p text:style-name="P3">b.<text:tab/><text:span text:style-name="T3">それ</text:span></text:p>
      <text:p text:style-name="P3">c.<text:tab/><text:span text:style-name="T3">あれ</text:span></text:p>
      <text:p text:style-name="P13"/>
      <text:p text:style-name="P11">はい、鍵です。</text:p>
      <text:p text:style-name="P12"><text:tab/>　　　そうです。</text:p>
      <text:p text:style-name="P12"/>
      <text:p text:style-name="P12">いいえ、かぎではありません。</text:p>
      <text:p text:style-name="P10"><text:span text:style-name="T13"><text:tab/>　　　　</text:span><text:span text:style-name="T3">違</text:span><text:span text:style-name="T13">います。</text:span></text:p>
      <text:p text:style-name="P10"><text:span text:style-name="T13"><text:tab/><text:tab/>　　　　</text:span><text:span text:style-name="T4">chiga</text:span><text:span text:style-name="T14">i masu</text:span></text:p>
      <text:p text:style-name="P13"/>
      <text:p text:style-name="P13"/>
      <text:p text:style-name="P5">これは、<text:span text:style-name="T1">車</text:span>の鍵です。</text:p>
      <text:p text:style-name="P5"/>
      <text:p text:style-name="P5">これは、ワンさん<text:span text:style-name="T17">の</text:span>ですか？</text:p>
      <text:p text:style-name="P15"><text:span text:style-name="T10">-</text:span><text:span text:style-name="T9">&gt; はい、ワンさんのです。</text:span></text:p>
      <text:p text:style-name="P14"><text:span text:style-name="T12"><text:tab/></text:span><text:span text:style-name="T11"><text:tab/></text:span></text:p>
      <text:p text:style-name="P8">.</text:p>
      <text:p text:style-name="P2"/>
      <text:p text:style-name="P16"><text:span text:style-name="T6">a.<text:tab/></text:span><text:span text:style-name="T2">この</text:span><text:span text:style-name="T15">カメラ</text:span><text:span text:style-name="T7">は</text:span><text:span text:style-name="T5">鍵</text:span><text:span text:style-name="T16">の</text:span><text:span text:style-name="T7">です</text:span><text:span text:style-name="T8">か？</text:span></text:p>
      <text:p text:style-name="P4">b.<text:tab/><text:span text:style-name="T3">その</text:span></text:p>
      <text:p text:style-name="P4">c.<text:tab/><text:span text:style-name="T3">あの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draw:stroke-dash draw:name="Long_20_Dash" draw:display-name="Long Dash" draw:style="rect" draw:dots1="1" draw:dots1-length="193%" draw:distance="96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font-name-asian="Noto Serif CJK SC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09-30T11:24:02.587976056</dc:date>
    <meta:editing-duration>PT1H10M10S</meta:editing-duration>
    <meta:editing-cycles>18</meta:editing-cycles>
    <meta:document-statistic meta:table-count="0" meta:image-count="0" meta:object-count="0" meta:page-count="1" meta:paragraph-count="18" meta:word-count="106" meta:character-count="152" meta:non-whitespace-character-count="126"/>
  </office:meta>
</office:document-meta>
</file>